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EEEEEEEEEEEEEEEEEEEEEEEEEEEEEEEEE</text:p>
      <text:p text:style-name="P1">EEEEEEEEEEEEEEEEEEEEEEEEEEEEEEEEE</text:p>
      <text:p text:style-name="P1">EEEEEEEEEEEEEEEEEEEEEEEEEEEEEEEEE</text:p>
      <text:p text:style-name="P1">EEEEEEEE</text:p>
      <text:p text:style-name="P1">EEEEEEEE</text:p>
      <text:p text:style-name="P1">EEEEEEEE</text:p>
      <text:p text:style-name="P1">EEEEEEEE</text:p>
      <text:p text:style-name="P1">EEEEEEEE</text:p>
      <text:p text:style-name="P1">EEEEEEEEEEEEEEEEEEEEEEEEEEEEEEEEE</text:p>
      <text:p text:style-name="P1">EEEEEEEEEEEEEEEEEEEEEEEEEEEEEEEEE</text:p>
      <text:p text:style-name="P1">EEEEEEEEEEEEEEEEEEEEEEEEEEEEEEEEE</text:p>
      <text:p text:style-name="P1">EEEEEEEE</text:p>
      <text:p text:style-name="P1">EEEEEEEE</text:p>
      <text:p text:style-name="P1">EEEEEEEE</text:p>
      <text:p text:style-name="P1">EEEEEEEE</text:p>
      <text:p text:style-name="P1">EEEEEEEE</text:p>
      <text:p text:style-name="P1">EEEEEEEEEEEEEEEEEEEEEEEEEEEEEEEEE</text:p>
      <text:p text:style-name="P1">EEEEEEEEEEEEEEEEEEEEEEEEEEEEEEEEE</text:p>
      <text:p text:style-name="P1">EEEEEEEEEEEEEEEEEEEEEEEEEEEEEEE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